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Heading_20_1"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text-properties fo:font-style="italic" fo:font-weight="normal" style:font-style-asian="italic" style:font-weight-asian="normal" style:font-style-complex="italic" style:font-weight-complex="normal"/>
    </style:style>
    <style:style style:name="P45" style:family="paragraph" style:parent-style-name="Text_20_body" style:list-style-name="L2">
      <style:paragraph-properties fo:margin-top="0cm" fo:margin-bottom="0cm"/>
    </style:style>
    <style:style style:name="P46" style:family="paragraph" style:parent-style-name="Text_20_body" style:list-style-name="L3">
      <style:paragraph-properties fo:margin-top="0cm" fo:margin-bottom="0cm"/>
    </style:style>
    <style:style style:name="P47" style:family="paragraph" style:parent-style-name="Text_20_body" style:list-style-name="L4">
      <style:paragraph-properties fo:margin-top="0cm" fo:margin-bottom="0cm"/>
    </style:style>
    <style:style style:name="P48" style:family="paragraph" style:parent-style-name="Text_20_body" style:list-style-name="L5">
      <style:paragraph-properties fo:margin-top="0cm" fo:margin-bottom="0cm"/>
    </style:style>
    <style:style style:name="P49" style:family="paragraph" style:parent-style-name="Text_20_body" style:list-style-name="L6">
      <style:paragraph-properties fo:margin-top="0cm" fo:margin-bottom="0cm"/>
    </style:style>
    <style:style style:name="P50" style:family="paragraph" style:parent-style-name="Text_20_body" style:list-style-name="L7">
      <style:paragraph-properties fo:margin-top="0cm" fo:margin-bottom="0cm"/>
    </style:style>
    <style:style style:name="P51" style:family="paragraph" style:parent-style-name="Text_20_body" style:list-style-name="L8">
      <style:paragraph-properties fo:margin-top="0cm" fo:margin-bottom="0cm"/>
    </style:style>
    <style:style style:name="P52" style:family="paragraph" style:parent-style-name="Text_20_body" style:list-style-name="L14">
      <style:paragraph-properties fo:margin-top="0cm" fo:margin-bottom="0cm"/>
    </style:style>
    <style:style style:name="P53" style:family="paragraph" style:parent-style-name="Text_20_body" style:list-style-name="L16">
      <style:paragraph-properties fo:margin-top="0cm" fo:margin-bottom="0cm"/>
    </style:style>
    <style:style style:name="P54" style:family="paragraph" style:parent-style-name="Text_20_body" style:list-style-name="L18">
      <style:paragraph-properties fo:margin-top="0cm" fo:margin-bottom="0cm"/>
    </style:style>
    <style:style style:name="P55" style:family="paragraph" style:parent-style-name="Text_20_body" style:list-style-name="L19">
      <style:paragraph-properties fo:margin-top="0cm" fo:margin-bottom="0cm"/>
    </style:style>
    <style:style style:name="P56" style:family="paragraph" style:parent-style-name="Text_20_body" style:list-style-name="L20">
      <style:paragraph-properties fo:margin-top="0cm" fo:margin-bottom="0cm"/>
    </style:style>
    <style:style style:name="P57" style:family="paragraph" style:parent-style-name="Text_20_body" style:list-style-name="L21">
      <style:paragraph-properties fo:margin-top="0cm" fo:margin-bottom="0cm"/>
    </style:style>
    <style:style style:name="P58" style:family="paragraph" style:parent-style-name="Text_20_body" style:list-style-name="L22">
      <style:paragraph-properties fo:margin-top="0cm" fo:margin-bottom="0cm"/>
    </style:style>
    <style:style style:name="P59" style:family="paragraph" style:parent-style-name="Text_20_body" style:list-style-name="L23">
      <style:paragraph-properties fo:margin-top="0cm" fo:margin-bottom="0cm"/>
    </style:style>
    <style:style style:name="P60" style:family="paragraph" style:parent-style-name="Text_20_body" style:list-style-name="L25">
      <style:paragraph-properties fo:margin-top="0cm" fo:margin-bottom="0cm"/>
    </style:style>
    <style:style style:name="P61" style:family="paragraph" style:parent-style-name="Text_20_body" style:list-style-name="L26">
      <style:paragraph-properties fo:margin-top="0cm" fo:margin-bottom="0cm"/>
    </style:style>
    <style:style style:name="P62" style:family="paragraph" style:parent-style-name="Text_20_body" style:list-style-name="L27">
      <style:paragraph-properties fo:margin-top="0cm" fo:margin-bottom="0cm"/>
    </style:style>
    <style:style style:name="P63" style:family="paragraph">
      <style:paragraph-properties style:writing-mode="lr-tb"/>
    </style:style>
    <style:style style:name="P6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tyle="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4pt"/>
    </style:style>
    <style:style style:name="T8" style:family="text">
      <style:text-properties style:font-size-asian="14pt"/>
    </style:style>
    <style:style style:name="T9" style:family="text">
      <style:text-properties style:font-size-complex="14pt"/>
    </style:style>
    <style:style style:name="T10"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S9.6/OpenLCB Goals and Measures</text:h>
      <text:h text:style-name="Heading_20_1" text:outline-level="1">Interoperability</text:h>
      <text:p text:style-name="Text_20_body">Goal: Products from one company can work with products from any other company, and with legacy systems. </text:p>
      <text:p text:style-name="Text_20_body">Measure: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p text:style-name="Text_20_body">The S9.6 protocols are being documented at a high level, such that any proper implementation will interoperate with any other. At the same time, proper functioning of low-level detail is being insured via test and example implementations. </text:p>
      <text:p text:style-name="Text_20_body">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Text_20_body">(Non-normative) examples of connections to DCC, LocoNet?, and eventually other systems, such as C\MRI, Xpressnet, S88, and NCE Cab Bus, are being created to demonstrate interoperability. </text:p>
      <text:p text:style-name="Text_20_body"><text:bookmark text:name="Features1"/>Features</text:p>
      <text:list xml:id="list1568392926" text:style-name="L1">
        <text:list-item>
          <text:p text:style-name="P16">S9.6 nodes have world-wide unique node IDs, and therefore there is no risk of clashes between products from different companies. </text:p>
        </text:list-item>
        <text:list-item>
          <text:p text:style-name="P16">The S9.6 generous 48-bit node ID allows legacy IDs to be encapsulated when bridged onto S9.6. </text:p>
        </text:list-item>
      </text:list>
      <text:p text:style-name="Text_20_body"><text:bookmark text:name="Issues1"/>Issues</text:p>
      <text:p text:style-name="Text_20_body"><text:soft-page-break/>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15" text:outline-level="1"><text:bookmark text:name="NoCentralControl"/>No Central Control</text:h>
      <text:p text:style-name="P13">Goal: Products can interact with other products without the need for a central processor. </text:p>
      <text:p text:style-name="P12"><text:span text:style-name="T6">Measure: Once a layout is set up, it should run perfectly and completely without a central processing system for basic and advanced functionality.</text:span> </text:p>
      <text:p text:style-name="P12"/>
      <text:p text:style-name="Text_20_body">The S9.6 protocols provide both direct node-to-node communications (datagrams, streams), and broadcast notifications (events). No central facility is required for any of these. </text:p>
      <text:h text:style-name="Heading_20_4" text:outline-level="4"><text:bookmark text:name="Features11"/>Features</text:h>
      <text:list xml:id="list1689128368" text:style-name="L2">
        <text:list-item>
          <text:p text:style-name="P45">S9.6 does not mandate the existence of either a Network Manager nor Configuration Manager, although these can be used if desired. </text:p>
        </text:list-item>
        <text:list-item>
          <text:p text:style-name="P17">On CAN, S9.6 node ID aliases are negotiated between the nodes present, and a NM is not required for this. </text:p>
        </text:list-item>
      </text:list>
      <text:h text:style-name="Heading_20_4" text:outline-level="4" text:is-list-header="true"><text:bookmark text:name="Issues11"/>Issues</text:h>
      <text:p text:style-name="Quotations"><text:span text:style-name="T5">No entry</text:span> </text:p>
      <text:p text:style-name="Standard"/>
      <text:h text:style-name="P15" text:outline-level="1"><text:bookmark text:name="OptionalPCControl"/>Optional PC Control</text:h>
      <text:p text:style-name="P13">Goal: A PC can provide higher-level functionality, such as a CTC Interlocking, and system functions such as monitoring, testing, and debugging. </text:p>
      <text:p text:style-name="P13">Measure: A computer attached to the bus can provide more advanced functionality, such as CTC, and system-control functions such as: monitoring, testing and debugging <text:bookmark text:name="Issues"/><text:bookmark text:name="Features"/></text:p>
      <text:h text:style-name="Heading_20_4" text:outline-level="4"><text:bookmark text:name="Features12"/>Features</text:h>
      <text:list xml:id="list1517655647" text:style-name="L3">
        <text:list-item>
          <text:p text:style-name="P46">S9.6 allows multiple connections for multiple computers. </text:p>
        </text:list-item>
        <text:list-item>
          <text:p text:style-name="P46">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46">S9.6 has multiple ways to connect a computer either directly or via various bridges: </text:p>
          <text:list>
            <text:list-item>
              <text:p text:style-name="P46">Ethernet directly </text:p>
            </text:list-item>
            <text:list-item>
              <text:p text:style-name="P46">Wirelessly, for example by Wifi via commodity Wifi-Ethernet routers </text:p>
            </text:list-item>
            <text:list-item>
              <text:p text:style-name="P18">USB to CAN bridge </text:p>
            </text:list-item>
          </text:list>
        </text:list-item>
      </text:list>
      <text:h text:style-name="Heading_20_4" text:outline-level="4" text:is-list-header="true"><text:bookmark text:name="Issues12"/>Issues</text:h>
      <text:p text:style-name="Text_20_body">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Text_20_body"/>
      <text:h text:style-name="P15" text:outline-level="1"><text:bookmark text:name="Simple"/>Simple</text:h>
      <text:p text:style-name="P13">Goal: Make it easy for a novice customers to install and configure without technical knowledge (should be easier than DCC systems). </text:p>
      <text:p text:style-name="P13">Measure: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p text:style-name="P13">* You can disconnect a node, reconnect it somewhere else on the same net and have is still work without having to make any configuration changes. </text:p>
      <text:h text:style-name="Heading_20_4" text:outline-level="4"><text:bookmark text:name="Features13"/>Features</text:h>
      <text:p text:style-name="Text_20_body">Configuration methods: </text:p>
      <text:list xml:id="list1498688074" text:style-name="L4">
        <text:list-item>
          <text:p text:style-name="P47">S9.6 defines a push-button configuration method that will allow simple configuration without the need for attached PC or configuration devic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47">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19">Programs in personal computers are full S9.6 NMRAnet partners, and will be able to provide configuration assistance limited only by the ingenuity and motivation of their programmers. </text:p>
        </text:list-item>
      </text:list>
      <text:p text:style-name="Text_20_body">Simplicity: </text:p>
      <text:list xml:id="list538268419" text:style-name="L5">
        <text:list-item>
          <text:p text:style-name="P48">Configuring events in S9.6 is simplified by the world-unique event ID numbers. Configuration tools don't have to keep records of event IDs used, avoid conflicts, or generally have to worry about them at all. </text:p>
        </text:list-item>
        <text:list-item>
          <text:p text:style-name="P48">Since each node has a unique node ID, they can be easily be cross-referenced on the Internet so that manufacturers can supply support, including configuration tools and manuals. </text:p>
        </text:list-item>
        <text:list-item>
          <text:p text:style-name="P20">Because the S9.6 48-bit node IDs are world-wide unique, free relocation of nodes without risk of node collisions is guaranteed. Nodes can be moved around, and <text:soft-page-break/>working modules interconnected, with no reprogramming required to retain their existing function. </text:p>
        </text:list-item>
      </text:list>
      <text:h text:style-name="Heading_20_4" text:outline-level="4" text:is-list-header="true"><text:bookmark text:name="Issues13"/>Issues</text:h>
      <text:list xml:id="list1399701333" text:style-name="L6">
        <text:list-item>
          <text:p text:style-name="P49">S9.6 48-bit node IDs and 64-bit event numbers incur a moderate penalty in terms of space and search time, however, this is mitigated by: </text:p>
          <text:list>
            <text:list-item>
              <text:p text:style-name="P49">This space/time penalty is far outweighed by the benefit in terms of ease of use, safety, and reduced software costs. </text:p>
            </text:list-item>
            <text:list-item>
              <text:p text:style-name="P49">The full node ID only needs to be saved by its owner and bridges, and not other nodes. </text:p>
            </text:list-item>
            <text:list-item>
              <text:p text:style-name="P49">On CAN, a shortened 16-bit alias, the NIDa, is used for the full node ID. </text:p>
            </text:list-item>
            <text:list-item>
              <text:p text:style-name="P49">The price of memory is falling, and memory other than eeprom can be used to store events, such as flash memory. </text:p>
            </text:list-item>
            <text:list-item>
              <text:p text:style-name="P21">Search algorithms can be chosen that allow event matching with only a minor speed penalty over shorter event numbers. </text:p>
            </text:list-item>
          </text:list>
        </text:list-item>
      </text:list>
      <text:h text:style-name="Heading_20_4" text:outline-level="4" text:is-list-header="true"><text:bookmark text:name="Footnote"/>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h text:style-name="P15" text:outline-level="1"><text:bookmark text:name="Expandable"/>Expandable</text:h>
      <text:p text:style-name="P13">Goal: Allow very large layouts (a higher-level of technical knowledge required is OK for large layouts). </text:p>
      <text:p text:style-name="P13">Measure: A very large museum layout might be divided into distinct segments that work together as a single network. You can use a device, such as a hub, repeater, or switch, to connect multiple segments to form a single network. </text:p>
      <text:h text:style-name="Heading_20_4" text:outline-level="4"><text:bookmark text:name="Features14"/>Features</text:h>
      <text:list xml:id="list1167938857" text:style-name="L7">
        <text:list-item>
          <text:p text:style-name="P50">S9.6 is designed to not only handle large layouts, but to minimize the problems inherent in a large heterogeneous layout. </text:p>
        </text:list-item>
        <text:list-item>
          <text:p text:style-name="P50">S9.6 supports Modular Layouts and large Modular Meets, by minimizing the integration tasks required when joining multiple independent layouts and net segments into a cohesive whole. To this end, it has these features: </text:p>
          <text:list>
            <text:list-item>
              <text:p text:style-name="P50">48-bit node IDs ensure there are no node conflicts. </text:p>
            </text:list-item>
            <text:list-item>
              <text:p text:style-name="P50">64-bit event numbers with allocation criteria that eliminates event number conflicts and re-programming tasks other than those required to integrate adjacent sub-layouts by configuring their mutual edge events. </text:p>
            </text:list-item>
            <text:list-item>
              <text:p text:style-name="P50">Multiple integrated transports including, but not limited to Ethernet and CAN. This allows local area CAN nets that can be linked by a higher-speed backbone bus. </text:p>
            </text:list-item>
            <text:list-item>
              <text:p text:style-name="P50">Intelligent bridges with automatic routing and traffic-limiting - messages are transferred to the network segments containing nodes that need them, and they don't appear where not needed, all automatically. </text:p>
            </text:list-item>
            <text:list-item>
              <text:p text:style-name="P50">The ability to have multiple computers running configurations tools simultaneously. </text:p>
            </text:list-item>
            <text:list-item>
              <text:p text:style-name="P50">The ability to define virtual nodes and run testing across the network. </text:p>
            </text:list-item>
          </text:list>
        </text:list-item>
        <text:list-item>
          <text:p text:style-name="P50">S9.6 supports museum and other large layouts by having these features: </text:p>
          <text:list>
            <text:list-item>
              <text:p text:style-name="P50">Use of off-the-shelf components, such as CAN-USB bridges, Ethernet routers and wireless routers. </text:p>
            </text:list-item>
            <text:list-item>
              <text:p text:style-name="P50">Industrial strength noise resistant local network hardware, including Ethernet and CAN. </text:p>
            </text:list-item>
            <text:list-item>
              <text:p text:style-name="P22">Allows use of multiple hard-, firm-, and software solutions for the control and display of the net. Multiple glass-panels, configuration tools, and testing tools can be used simultaneously. </text:p>
            </text:list-item>
          </text:list>
        </text:list-item>
      </text:list>
      <text:p text:style-name="Text_20_body"/>
      <text:h text:style-name="P15" text:outline-level="1"><text:bookmark text:name="Flexible"/>Flexible</text:h>
      <text:p text:style-name="P13">Goal: Customers can easily connect many-to-many devices, and connect to legacy systems. </text:p>
      <text:p text:style-name="P13">Measure: You can buy devices from any manufacturer that were designed without knowledge of the other devices and make them work together. </text:p>
      <text:h text:style-name="Heading_20_4" text:outline-level="4"><text:bookmark text:name="Features15"/>Features</text:h>
      <text:list xml:id="list1471340383" text:style-name="L8">
        <text:list-item>
          <text:p text:style-name="P51">Many-to-many: </text:p>
          <text:list>
            <text:list-item>
              <text:p text:style-name="P51">S9.6 uses a clean Producer/Consumer (P/C) Event Model which allows for many-to-many interactions between devices. </text:p>
            </text:list-item>
          </text:list>
        </text:list-item>
        <text:list-item>
          <text:p text:style-name="P51">No knowledge of other devices: </text:p>
          <text:list>
            <text:list-item>
              <text:p text:style-name="P51">S9.6 uses large node and event IDs which are world-wide unique*. This means that there will be no conflicts between devices or their events. </text:p>
            </text:list-item>
            <text:list-item>
              <text:p text:style-name="P51">The S9.6 P/C model lets devices from two different manufacturer work seamlessly together, without either device having knowledge of how the other works internally. </text:p>
            </text:list-item>
          </text:list>
        </text:list-item>
        <text:list-item>
          <text:p text:style-name="P51">Legacy Systems: <text:line-break/>S9.6 is able to connect to legacy systems through the use of intelligent gateways, which make the legacy system look like a fully functional set of S9.6 devices. For example: </text:p>
          <text:list>
            <text:list-item>
              <text:p text:style-name="P51">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3">DCC 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4" text:outline-level="4" text:is-list-header="true"><text:bookmark text:name="Issues14"/>Issues</text:h>
      <text:list xml:id="list467126240" text:style-name="L9">
        <text:list-item>
          <text:p text:style-name="P24">S9.6 connections to legacy systems are in the demonstration-phase. </text:p>
        </text:list-item>
      </text:list>
      <text:p text:style-name="Text_20_body">* No formal mechanism has been established for the distribution of S9.6 IDs. However, IDs have already been assigned via NMRA manufacturer numbers, NMRA membership, and MERG membership numbers. We would expect that the controlling body would set-<text:soft-page-break/>up some mechanism, possibly by an automated Internet form, that will distribute IDs to other manufacturers, organizations, groups, and individuals on a as-needed basis. </text:p>
      <text:p text:style-name="Text_20_body"/>
      <text:h text:style-name="P15" text:outline-level="1"><text:bookmark text:name="Extensible"/>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6"/>Features</text:h>
      <text:list xml:id="list1861490259" text:style-name="L10">
        <text:list-item>
          <text:p text:style-name="P25">S9.6 provides three basic communications mechanisms (event notification; datagrams; stream transfer) that provide a strong basis for higher-level functionality. </text:p>
        </text:list-item>
      </text:list>
      <text:list xml:id="list1448517881" text:style-name="L11">
        <text:list-item>
          <text:p text:style-name="P26">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5"/>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Extensible1"/>Extensible</text:h>
      <text:p text:style-name="P13">Goal: Allow additional functionality to be added easily, whether by the NMRA, or manufacturers. </text:p>
      <text:p text:style-name="P13">Measure: The NMRA can add Standards and/or RPs on top of the bus to define new capabilities. Additionally, manufacturers can add their own proprietary functionally between their own devices. </text:p>
      <text:h text:style-name="Heading_20_4" text:outline-level="4"><text:bookmark text:name="Features17"/>Features</text:h>
      <text:list xml:id="list1288907939" text:style-name="L12">
        <text:list-item>
          <text:p text:style-name="P27">S9.6 provides three basic communications mechanisms (event notification; datagrams; stream transfer) that provide a strong basis for higher-level functionality. </text:p>
        </text:list-item>
      </text:list>
      <text:list xml:id="list931687848" text:style-name="L13">
        <text:list-item>
          <text:p text:style-name="P28">The use of a pure Producer/Consumer Model for global notification in S9.6 provides excellent opportunity to add functionality while maintaining compatibility. </text:p>
        </text:list-item>
      </text:list>
      <text:h text:style-name="Heading_20_4" text:outline-level="4" text:is-list-header="true"><text:bookmark text:name="Issues16"/>Issues</text:h>
      <text:p text:style-name="Text_20_body">The S9.6 development team have had only preliminary discussions about adding proprietary protocols, however, they see no technical impediment to this goal. </text:p>
      <text:p text:style-name="Text_20_body">S9.6 defines how the Node and Event universal identifiers are allocated by a combination of delegation and central (NMRA) record-keeping. A similar mechanism for future protocol identifiers is yet to be defined. </text:p>
      <text:p text:style-name="Text_20_body"/>
      <text:h text:style-name="P15" text:outline-level="1"><text:bookmark text:name="Bi-directionalSupport"/>Bi-directional Support</text:h>
      <text:p text:style-name="P13">Goal: Supports bi-directional exchange of information. </text:p>
      <text:p text:style-name="P13">Measure: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4" text:outline-level="4"><text:bookmark text:name="Features18"/>Features</text:h>
      <text:list xml:id="list1497895423" text:style-name="L14">
        <text:list-item>
          <text:p text:style-name="P52">S9.6's clean Consumer/Producer Event Model allows painless transfer of stateless data. </text:p>
        </text:list-item>
        <text:list-item>
          <text:p text:style-name="P29">S9.6's Datagrams and Streams will allow ample room for transfer of state information. </text:p>
        </text:list-item>
      </text:list>
      <text:h text:style-name="Heading_20_4" text:outline-level="4" text:is-list-header="true"><text:bookmark text:name="Issues17"/>Issues</text:h>
      <text:list xml:id="list101084944" text:style-name="L15">
        <text:list-item>
          <text:p text:style-name="P30">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Text_20_body"/>
      <text:p text:style-name="Text_20_body"/>
      <text:h text:style-name="P15" text:outline-level="1"><text:bookmark text:name="FreeIP"/>Free IP</text:h>
      <text:p text:style-name="P13">Goal: The Standards and/or RPs should be free from intellectual-property restrictions from parties other than the NMRA. </text:p>
      <text:h text:style-name="Heading_20_4" text:outline-level="4"><text:bookmark text:name="Features19"/>Features</text:h>
      <text:p text:style-name="Text_20_body">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Text_20_body">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4" text:outline-level="4"><text:bookmark text:name="Issues18"/>Issues</text:h>
      <text:p text:style-name="Text_20_body">The NMRA's own licensing terms are inconsistent with this point. </text:p>
      <text:p text:style-name="Text_20_body"/>
      <text:h text:style-name="P15" text:outline-level="1"><text:bookmark text:name="TransportAgnostic"/>Transport Agnostic</text:h>
      <text:p text:style-name="P13">Goal: Allow different transport mechanisms for messages. </text:p>
      <text:p text:style-name="P13">Measure: If a company has another method for connecting devices, such as wireless or another wired method, they can substitute their own transport mechanism and still use all the other standards/RPs and automated test suites. </text:p>
      <text:h text:style-name="Heading_20_4" text:outline-level="4"><text:bookmark text:name="Features110"/>Features</text:h>
      <text:list xml:id="list198593395" text:style-name="L16">
        <text:list-item>
          <text:p text:style-name="P53">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53">Use of a CAN bus imposes specific constraints and features, however, S9.6 mitigates these in the CAN-specific wire protocol: </text:p>
          <text:list>
            <text:list-item>
              <text:p text:style-name="P53">CAN frame size is limited </text:p>
              <text:list>
                <text:list-item>
                  <text:p text:style-name="P53">S9.6 uses 29-bit headers in order to maximize CAN frame length to 13-bytes. </text:p>
                </text:list-item>
                <text:list-item>
                  <text:p text:style-name="P53">S9.6 48-bit node IDs are converted to shorter local 16-bit aliases. </text:p>
                </text:list-item>
                <text:list-item>
                  <text:p text:style-name="P53">S9.6 Datagrams allow transfer of data greater than 8-bytes. </text:p>
                </text:list-item>
                <text:list-item>
                  <text:p text:style-name="P53">S9.6 Streams allow large quantities of data to be transferred. </text:p>
                </text:list-item>
              </text:list>
            </text:list-item>
            <text:list-item>
              <text:p text:style-name="P53">CAN frame-headers are required to be unique </text:p>
              <text:list>
                <text:list-item>
                  <text:p text:style-name="P31">S9.6 node ID aliases are present in every frame header and guarantees it is unique, collisions cannot occur. </text:p>
                </text:list-item>
              </text:list>
            </text:list-item>
          </text:list>
        </text:list-item>
      </text:list>
      <text:p text:style-name="Text_20_body">As a consequence CAN nodes are full participants in the larger NMRAnet network. Similar adaptions should allow NMRAnet to work over any reliable transport mechanism. </text:p>
      <text:p text:style-name="Text_20_body"/>
      <text:h text:style-name="P15" text:outline-level="1"><text:bookmark text:name="TrainAgnostic"/>Train Agnostic</text:h>
      <text:p text:style-name="P13">Goal: Support controlling trains when the network is connected to a train-control system. </text:p>
      <text:p text:style-name="P13">Measure: The NMRANet should be able to connect, via bridge products, to any train control system, such as DCC, DC, or PWM, to allow interaction with each other. A hand-held throttle on NMRANet can control a locomotive on DCC, DC, or PWM. Similarly, you can have a bridge between a DCC command station and the NMRANet that will allow the DCC hand controller, for example, to throw a turnout motor attached to NMRANet. </text:p>
      <text:h text:style-name="Heading_20_4" text:outline-level="4"><text:bookmark text:name="Features111"/>Features</text:h>
      <text:list xml:id="list493106691" text:style-name="L17">
        <text:list-item>
          <text:p text:style-name="P32">The S9.6 group is fully committed to meeting this goal. Prototyping has started on LocoNet and DCC connections. </text:p>
        </text:list-item>
      </text:list>
      <text:h text:style-name="Heading_20_4" text:outline-level="4" text:is-list-header="true"><text:bookmark text:name="Issues19"/>Issues</text:h>
      <text:list xml:id="list428266228" text:style-name="L18">
        <text:list-item>
          <text:p text:style-name="P54">Only very preliminary steps have been taken to achieve what is hoped is a solution that is simple, elegant, unifying, and comprehensive. </text:p>
        </text:list-item>
        <text:list-item>
          <text:p text:style-name="P33">We note that this criteria is inconsistent with the NMRA charge to the NMRAnet Working Group. This must be resolved at some higher organizational level. </text:p>
        </text:list-item>
      </text:list>
      <text:p text:style-name="Text_20_body"/>
      <text:h text:style-name="P15" text:outline-level="1"><text:bookmark text:name="Discoverable"/>Discoverable</text:h>
      <text:p text:style-name="P13">Goal: Allow a user to find out what devices are connected and how they’re configured on a layout. </text:p>
      <text:p text:style-name="P13">Measure: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4" text:outline-level="4"><text:bookmark text:name="Features112"/>Features</text:h>
      <text:list xml:id="list1576297263" text:style-name="L19">
        <text:list-item>
          <text:p text:style-name="P55">Connection and discovery: </text:p>
          <text:list>
            <text:list-item>
              <text:p text:style-name="P55">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55">Configuration and device teaching: </text:p>
          <text:list>
            <text:list-item>
              <text:p text:style-name="P55">S9.6 has well defined protocol to retrieve P/C event use from nodes. </text:p>
            </text:list-item>
            <text:list-item>
              <text:p text:style-name="P55">S9.6 nodes contain compressed XML containing a description of the device. This is sufficiently complete that a <text:span text:style-name="T5">de novo</text:span> node can be added to a layout and then queried as to its characteristics such that it can be programmed/configured. </text:p>
            </text:list-item>
            <text:list-item>
              <text:p text:style-name="P55">Collateral information will be obtainable via files or online, including test suites, manuals, and configuration tools. </text:p>
            </text:list-item>
            <text:list-item>
              <text:p text:style-name="P55">In addition, at the manufacturer's discretion, devices may be programmable using the S9.6 protocol for local programming, or programmed by a standalone programming device. </text:p>
            </text:list-item>
            <text:list-item>
              <text:p text:style-name="P55">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55">Saving and restoring device content and inter-device relationships: <text:line-break/>S9.6 will have a number of ways to back-up device content and inter-device relationships. </text:p>
          <text:list>
            <text:list-item>
              <text:p text:style-name="P55">As described above, there is a well-described S9.6 protocol to retrieve device relationships. </text:p>
            </text:list-item>
            <text:list-item>
              <text:p text:style-name="P55">S9.6 device content can be read and written using the Datagram protocol. </text:p>
            </text:list-item>
            <text:list-item>
              <text:p text:style-name="P55"><text:soft-page-break/>In addition, device content is serializable and is downloaded, copied and stored using the S9.6 Streaming protocol. </text:p>
            </text:list-item>
            <text:list-item>
              <text:p text:style-name="P34">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4" text:outline-level="4" text:is-list-header="true"><text:bookmark text:name="Issues110"/>Issues</text:h>
      <text:list xml:id="list1393334213" text:style-name="L20">
        <text:list-item>
          <text:p text:style-name="P56">Preliminary specification of the XML schema has been made, but further development is necessary. </text:p>
        </text:list-item>
        <text:list-item>
          <text:p text:style-name="P35">Preliminary adaptation of JMRI tools to S9.6 has been made, and requires roll-out once licensing issues have been resolved with the NMRA. </text:p>
        </text:list-item>
      </text:list>
      <text:h text:style-name="P15" text:outline-level="1"><text:bookmark text:name="SelfDescribing"/>Self Describing</text:h>
      <text:p text:style-name="P13">Goal: Devices should describe themselves. </text:p>
      <text:p text:style-name="P13">Measure: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4" text:outline-level="4"><text:bookmark text:name="Features113"/>Features</text:h>
      <text:list xml:id="list1529935367" text:style-name="L21">
        <text:list-item>
          <text:p text:style-name="P57">Because each S9.6 device has a factory set unique ID, devices will never conflict with preexisting devices on the layout, and many can be added to a layout simultaneously without concern. </text:p>
        </text:list-item>
        <text:list-item>
          <text:p text:style-name="P57">S9.6 has well defined protocol to retrieve P/C event use from nodes. </text:p>
        </text:list-item>
        <text:list-item>
          <text:p text:style-name="P57">S9.6 nodes contain compressed XML containing a description of the device. This is sufficiently complete that a <text:span text:style-name="T5">de novo</text:span> node can be added to a layout and then queried as to its characteristics such that it can be programmed to some basic level. </text:p>
        </text:list-item>
        <text:list-item>
          <text:p text:style-name="P57">Collateral information will be obtainable via files or online, including test suites, manuals, and configuration tools. </text:p>
        </text:list-item>
        <text:list-item>
          <text:p text:style-name="P57">In addition, at the manufacturer's discretion, devices may be programmable using the S9.6 protocol for local programming, or programmed by a standalone programming device. </text:p>
        </text:list-item>
        <text:list-item>
          <text:p text:style-name="P36">To get the full benefit of a device, it is likely a dedicated or generic software program, the equivalent of JRMI, will be preferable, as it will allow the use of user descriptive terms for all of the programming parameters. </text:p>
        </text:list-item>
      </text:list>
      <text:h text:style-name="Heading_20_4" text:outline-level="4" text:is-list-header="true"><text:bookmark text:name="Issues111"/>Issues</text:h>
      <text:list xml:id="list1725512002" text:style-name="L22">
        <text:list-item>
          <text:p text:style-name="P58">Preliminary specification of the XML schema has been made, but further development is necessary. </text:p>
        </text:list-item>
        <text:list-item>
          <text:p text:style-name="P37">Preliminary adaptation of JMRI tools to S9.6 has been made, and requires roll-out. </text:p>
        </text:list-item>
      </text:list>
      <text:p text:style-name="Text_20_body"/>
      <text:h text:style-name="P15" text:outline-level="1"><text:bookmark text:name="Testable"/>Testable</text:h>
      <text:p text:style-name="P13">Goal: Allow components to be easily tested for compliance. </text:p>
      <text:p text:style-name="P13">Measure: Components can be easily tested for compliance using available tools and standard test suite. </text:p>
      <text:h text:style-name="Heading_20_4" text:outline-level="4"><text:bookmark text:name="Features114"/>Features</text:h>
      <text:list xml:id="list984552890" text:style-name="L23">
        <text:list-item>
          <text:p text:style-name="P59">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59">Testing suggestions are being written into each draft Standard and RP. These form a starting point for a test suite. Having them right in the S&amp;RP document ensures that product developers are aware of them. </text:p>
        </text:list-item>
        <text:list-item>
          <text:p text:style-name="P38">As part of developing prototype implementations, suitable tests are being developed in parallel. </text:p>
        </text:list-item>
      </text:list>
      <text:h text:style-name="Heading_20_4" text:outline-level="4" text:is-list-header="true"><text:bookmark text:name="Issues112"/>Issues</text:h>
      <text:list xml:id="list942426459" text:style-name="L24">
        <text:list-item>
          <text:p text:style-name="P39">The development of a S9.6 test suite is only in preliminary stages. As of this writing on June 6, 2010, there are 5005 lines of testing code implemented and available in SVN. </text:p>
        </text:list-item>
      </text:list>
      <text:p text:style-name="Text_20_body"/>
      <text:h text:style-name="P15" text:outline-level="1"><text:bookmark text:name="Compliance"/>Compliance</text:h>
      <text:p text:style-name="P13">Goal: A name protected by a trademark that NMRA can use to help ensure compliance. </text:p>
      <text:p text:style-name="P13">Measure: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 would negate the need for a low level compliance test. </text:p>
      <text:h text:style-name="Heading_20_4" text:outline-level="4"><text:bookmark text:name="Features115"/>Features</text:h>
      <text:list xml:id="list1593104152" text:style-name="L25">
        <text:list-item>
          <text:p text:style-name="P60">S9.6 uses industry standard connections. By not modifying these standards at all, commercial-off-the-shelf implementations require only limited testing at the electrical level.* The first version of S9.6 specifically includes: </text:p>
          <text:list>
            <text:list-item>
              <text:p text:style-name="P60">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60">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40">S9.6 can also be applied to other buses, such as I2C, multi-drop RS232 and RS485, and to wireless, such as 802.54.2 and WiFi?. By staying with standard communications links, additional capability can be added without requiring the development of communications test suites. </text:p>
        </text:list-item>
      </text:list>
      <text:p text:style-name="Text_20_body">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4" text:outline-level="4"><text:bookmark text:name="Issues113"/>Issues</text:h>
      <text:list xml:id="list398876232" text:style-name="L26">
        <text:list-item>
          <text:p text:style-name="P61">Only preliminary work has been done on a specifying a test suite. It will likely take considerable work to make a robust but simple testing suite. </text:p>
        </text:list-item>
        <text:list-item>
          <text:p text:style-name="P41"><text:soft-page-break/>There are issues associated with permission to use NMRAnet for development before product certification; timing of testing vs product announcement; fair-use and comparative use of trademarks; etc that are not S9.6-specific issues, and need to be resolved by higher level within the NMRA. Until those are resolved, it's not possible to say whether the NMRAnet S9.6 approach is compatible. </text:p>
        </text:list-item>
      </text:list>
      <text:h text:style-name="Heading_20_4" text:outline-level="4" text:is-list-header="true"><text:bookmark text:name="Footnote1"/>Footnote</text:h>
      <text:p text:style-name="Text_20_body">* 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text:p>
      <text:p text:style-name="Text_20_body"/>
      <text:h text:style-name="P15" text:outline-level="1"><text:bookmark text:name="FirstTimeUse"/>First Time Use</text:h>
      <text:p text:style-name="P13">Goal: A new user can buy a device and have it work. </text:p>
      <text:p text:style-name="P13">Measure: A user new to NRMAnet can buy a single device, take it home and have it do something useful and interesting without having to buy any other special hardware, or another device. </text:p>
      <text:h text:style-name="Heading_20_4" text:outline-level="4"><text:bookmark text:name="Features116"/>Features</text:h>
      <text:list xml:id="list1539873301" text:style-name="L27">
        <text:list-item>
          <text:p text:style-name="P62">S9.6 has world-wide unique node IDs, which means that new users do not need to worry about conflict between nodes, in fact they do not need to concern themselves with IDs at all. </text:p>
        </text:list-item>
        <text:list-item>
          <text:p text:style-name="P42">S9.6 will have a comprehensive push-button programming model*, notionally called the "blue/gold algorithm" after the recommended color of the buttons, which allows new owners to connect two nodes out of the box and make them fully able to interact via event messages. </text:p>
        </text:list-item>
      </text:list>
      <text:h text:style-name="Heading_20_4" text:outline-level="4" text:is-list-header="true"><text:bookmark text:name="Issues114"/>Issues</text:h>
      <text:list xml:id="list1248644274" text:style-name="L28">
        <text:list-item>
          <text:p text:style-name="P43">We need to put some work into creating introductory articles, convention clinics, etc to help model railroaders become comfortable with NMRAnet S9.6. The excellent work done by the NMRA DCC WG to get DCC accepted is an example of what's needed. </text:p>
        </text:list-item>
      </text:list>
      <text:h text:style-name="Heading_20_4" text:outline-level="4" text:is-list-header="true"><text:bookmark text:name="Footnote2"/>Footnote</text:h>
      <text:p text:style-name="Text_20_body">* 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text:soft-page-break/>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2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23</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06" text:date-value="2010-06-06T05:50:14">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text:date style:data-style-name="N37" text:date-value="2010-06-06T01:44:05" text:fixed="true">06/06/10</text:date></text:p>
            </table:table-cell>
            <table:table-cell table:style-name="Table1.C1" office:value-type="string">
              <text:p text:style-name="MP9">S-9-6</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23</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0-06-06T05:50:14">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37</meta:editing-cycles>
    <meta:editing-duration>PT11H19M10S</meta:editing-duration>
    <meta:generator>OpenOffice.org/3.1$Unix OpenOffice.org_project/310m11$Build-9399</meta:generator>
    <dc:date>2010-06-06T05:50:14</dc:date>
    <dc:creator>David Harris</dc:creator>
    <meta:document-statistic meta:table-count="1" meta:image-count="0" meta:object-count="0" meta:page-count="23" meta:paragraph-count="220" meta:word-count="4380" meta:character-count="27555"/>
    <meta:user-defined meta:name="Info 1"/>
    <meta:user-defined meta:name="Info 2"/>
    <meta:user-defined meta:name="Info 3"/>
    <meta:user-defined meta:name="Info 4"/>
  </office:meta>
</office:document-meta>
</file>